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141" officeooo:paragraph-rsid="001e0141"/>
    </style:style>
    <style:style style:name="P2" style:family="paragraph" style:parent-style-name="Standard">
      <style:text-properties officeooo:rsid="001e0141" officeooo:paragraph-rsid="00204677"/>
    </style:style>
    <style:style style:name="P3" style:family="paragraph" style:parent-style-name="Standard">
      <style:text-properties officeooo:paragraph-rsid="001e0141"/>
    </style:style>
    <style:style style:name="P4" style:family="paragraph" style:parent-style-name="Standard">
      <style:text-properties officeooo:paragraph-rsid="001ff08f"/>
    </style:style>
    <style:style style:name="P5" style:family="paragraph" style:parent-style-name="Standard">
      <style:text-properties officeooo:paragraph-rsid="00204677"/>
    </style:style>
    <style:style style:name="P6" style:family="paragraph" style:parent-style-name="Standard">
      <style:text-properties officeooo:rsid="00204677" officeooo:paragraph-rsid="00204677"/>
    </style:style>
    <style:style style:name="P7" style:family="paragraph" style:parent-style-name="Standard">
      <style:text-properties officeooo:paragraph-rsid="002117bb"/>
    </style:style>
    <style:style style:name="T1" style:family="text">
      <style:text-properties officeooo:rsid="001e0141"/>
    </style:style>
    <style:style style:name="T2" style:family="text">
      <style:text-properties officeooo:rsid="00204677"/>
    </style:style>
    <style:style style:name="T3" style:family="text">
      <style:text-properties officeooo:rsid="00211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icio:</text:p>
      <text:p text:style-name="Standard">-id (int, primary key)</text:p>
      <text:p text:style-name="P4">-<text:span text:style-name="T1">usuario</text:span>_id (int, foreign key)</text:p>
      <text:p text:style-name="Standard">-nombre (string)</text:p>
      <text:p text:style-name="Standard">-descripción (text)</text:p>
      <text:p text:style-name="Standard">-precio (decimal)</text:p>
      <text:p text:style-name="Standard">-imagen (string)</text:p>
      <text:p text:style-name="Standard"/>
      <text:p text:style-name="P2"><text:span text:style-name="T2">Categorias</text:span>:</text:p>
      <text:p text:style-name="P5">-id (int, primary key)</text:p>
      <text:p text:style-name="P5">-nombre <text:span text:style-name="T1">de </text:span><text:span text:style-name="T2">categoria</text:span> (string)</text:p>
      <text:p text:style-name="P5"/>
      <text:p text:style-name="P6">Categorias_Servicios</text:p>
      <text:p text:style-name="P5">-id (int, primary key)</text:p>
      <text:p text:style-name="P5">-<text:span text:style-name="T2">servicio</text:span>_id (int, foreign key)</text:p>
      <text:p text:style-name="P5">-<text:span text:style-name="T2">categoria</text:span>_id (int, foreign key)</text:p>
      <text:p text:style-name="Standard"/>
      <text:p text:style-name="Standard"><text:span text:style-name="T1">Usuario</text:span>:</text:p>
      <text:p text:style-name="Standard">-id (int, primary key)</text:p>
      <text:p text:style-name="Standard">-nombre (string)</text:p>
      <text:p text:style-name="Standard">-email (string)</text:p>
      <text:p text:style-name="Standard">-teléfono (string)</text:p>
      <text:p text:style-name="Standard">-dirección (string)</text:p>
      <text:p text:style-name="Standard"/>
      <text:p text:style-name="P1">Roles:</text:p>
      <text:p text:style-name="P3">-id (int, primary key)</text:p>
      <text:p text:style-name="P3">-nombre <text:span text:style-name="T1">de rol</text:span> (string)</text:p>
      <text:p text:style-name="P3"/>
      <text:p text:style-name="P3">Usuarios_Roles</text:p>
      <text:p text:style-name="P3">-id (int, primary key)</text:p>
      <text:p text:style-name="P3">-<text:span text:style-name="T1">usuario</text:span>_id (int, foreign key)</text:p>
      <text:p text:style-name="P3">-<text:span text:style-name="T1">rol</text:span>_id (int, foreign key)</text:p>
      <text:p text:style-name="P3"/>
      <text:p text:style-name="Standard">Pedido:</text:p>
      <text:p text:style-name="Standard">-id (int, primary key)</text:p>
      <text:p text:style-name="Standard">-<text:span text:style-name="T1">usuario</text:span>_id (int, foreign key)</text:p>
      <text:p text:style-name="Standard">-servicio_id (int, foreign key)</text:p>
      <text:p text:style-name="Standard">-fecha (date)</text:p>
      <text:p text:style-name="Standard">-hora (time)</text:p>
      <text:p text:style-name="Standard">-estado (string)</text:p>
      <text:p text:style-name="Standard">-precio_total (decimal)</text:p>
      <text:p text:style-name="Standard"/>
      <text:p text:style-name="P7"><text:span text:style-name="T3">Valoraciones</text:span>:</text:p>
      <text:p text:style-name="P7">-id (int, primary key)</text:p>
      <text:p text:style-name="P7">- <text:span text:style-name="T1">usuario</text:span>_id (string)</text:p>
      <text:p text:style-name="P7">-<text:span text:style-name="T3">puntuacion</text:span> (<text:span text:style-name="T3">decimal</text:span>)</text:p>
      <text:p text:style-name="P7">-<text:span text:style-name="T3">comentario</text:span> (string)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8T19:06:07.864000000</meta:creation-date>
    <dc:date>2024-03-29T01:05:23.565000000</dc:date>
    <meta:editing-duration>PT38M32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0" meta:word-count="107" meta:character-count="788" meta:non-whitespace-character-count="721"/>
  </office:meta>
</office:document-meta>
</file>